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 style:writing-mode="lr-tb"/>
      <style:text-properties officeooo:paragraph-rsid="00077c6a"/>
    </style:style>
    <style:style style:name="P2" style:family="paragraph" style:parent-style-name="Standard">
      <style:paragraph-properties fo:margin-left="0cm" fo:margin-right="0cm" fo:text-indent="0cm" style:auto-text-indent="false" style:writing-mode="lr-tb"/>
      <style:text-properties officeooo:rsid="00077c6a" officeooo:paragraph-rsid="00077c6a"/>
    </style:style>
    <style:style style:name="P3" style:family="paragraph" style:parent-style-name="Standard">
      <style:paragraph-properties fo:margin-left="0cm" fo:margin-right="0cm" fo:text-indent="0cm" style:auto-text-indent="false" style:writing-mode="lr-tb"/>
      <style:text-properties officeooo:rsid="00080afe" officeooo:paragraph-rsid="00080afe"/>
    </style:style>
    <style:style style:name="T1" style:family="text">
      <style:text-properties officeooo:rsid="0009073d"/>
    </style:style>
    <style:style style:name="T2" style:family="text">
      <style:text-properties officeooo:rsid="00077c6a"/>
    </style:style>
    <style:style style:name="T3" style:family="text">
      <style:text-properties officeooo:rsid="00080a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ga os seguintes passos para a configuração <text:span text:style-name="T1">básica</text:span>:</text:p>
      <text:p text:style-name="P1">1. No menu, vá em Cadastros→Filiais, e crie uma filial pelo menos. Dê o nome que quiser, <text:span text:style-name="T2">normalmente se usa o nome do bairro</text:span>. No formulário de criação basta inserir o nome da filial, o resto pode deixar em branco se quiser. Importante: em baixo, no formulário, clique em Definir comissão para funcionários e defina o valor, se você trabalhar com comissões.</text:p>
      <text:p text:style-name="P1">2. Para dar a você mesmo a função de funcionário vá em Cadastro<text:span text:style-name="T2">s</text:span>-&gt;<text:span text:style-name="T2">U</text:span>suários e clique em editar no seu nome. Pode então selecionar a função de funcionário, além da de proprietário.</text:p>
      <text:p text:style-name="P2">3. <text:span text:style-name="T3">Vá agora em Cadastros→Funcionários e registre todos os funcionários. Não se esqueça de atribuir a filial ao funcionário.</text:span></text:p>
      <text:p text:style-name="P3">4. Em Cadastros→ Horários, edite os horários de cada funcionário.</text:p>
      <text:p text:style-name="P3">5. Em Cadastros→ Serviços, crie todos os serviços do seu salão. </text:p>
      <text:p text:style-name="P3">6. Em Cadastros→ Funcionários x Serviços, <text:span text:style-name="T1">atribua a cada funcionário os serviços que ele executa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5T11:04:53.944693879</meta:creation-date>
    <meta:generator>LibreOffice/25.8.4.2$Linux_X86_64 LibreOffice_project/580$Build-2</meta:generator>
    <dc:date>2026-02-05T11:33:34.338832735</dc:date>
    <meta:editing-duration>PT1M31S</meta:editing-duration>
    <meta:editing-cycles>1</meta:editing-cycles>
    <meta:document-statistic meta:table-count="0" meta:image-count="0" meta:object-count="0" meta:page-count="1" meta:paragraph-count="7" meta:word-count="156" meta:character-count="935" meta:non-whitespace-character-count="785"/>
  </office:meta>
</office:document-meta>
</file>